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92.89pt" svg:y="17.55pt">
            <draw:object draw:notify-on-update-of-ranges="Sheet1.A12:Sheet1.A12 Sheet1.A13:Sheet1.A17 Sheet1.B12:Sheet1.B12 Sheet1.B13:Sheet1.B17 Sheet1.A12:Sheet1.A12 Sheet1.A13:Sheet1.A17 Sheet1.C12:Sheet1.C12 Sheet1.C13:Sheet1.C17 Sheet1.A12:Sheet1.A12 Sheet1.A13:Sheet1.A17 Sheet1.D12:Sheet1.D12 Sheet1.D13:Sheet1.D17 Sheet1.A12:Sheet1.A12 Sheet1.A13:Sheet1.A17 Sheet1.E12:Sheet1.E12 Sheet1.E13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 Used</text:p>
          </table:table-cell>
          <table:table-cell office:value-type="string" calcext:value-type="string">
            <text:p>Mem Buffered</text:p>
          </table:table-cell>
          <table:table-cell office:value-type="string" calcext:value-type="string">
            <text:p>Mem Cached</text:p>
          </table:table-cell>
          <table:table-cell office:value-type="string" calcext:value-type="string">
            <text:p>Swap Us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5344" calcext:value-type="float">
            <text:p>2125344</text:p>
          </table:table-cell>
          <table:table-cell office:value-type="float" office:value="376900" calcext:value-type="float">
            <text:p>376900</text:p>
          </table:table-cell>
          <table:table-cell office:value-type="float" office:value="4204312" calcext:value-type="float">
            <text:p>4204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6560" calcext:value-type="float">
            <text:p>2456560</text:p>
          </table:table-cell>
          <table:table-cell office:value-type="float" office:value="447396" calcext:value-type="float">
            <text:p>447396</text:p>
          </table:table-cell>
          <table:table-cell office:value-type="float" office:value="4560664" calcext:value-type="float">
            <text:p>456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6548" calcext:value-type="float">
            <text:p>2896548</text:p>
          </table:table-cell>
          <table:table-cell office:value-type="float" office:value="431692" calcext:value-type="float">
            <text:p>431692</text:p>
          </table:table-cell>
          <table:table-cell office:value-type="float" office:value="4445568" calcext:value-type="float">
            <text:p>4445568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2004" calcext:value-type="float">
            <text:p>2982004</text:p>
          </table:table-cell>
          <table:table-cell office:value-type="float" office:value="431856" calcext:value-type="float">
            <text:p>431856</text:p>
          </table:table-cell>
          <table:table-cell office:value-type="float" office:value="4417716" calcext:value-type="float">
            <text:p>4417716</text:p>
          </table:table-cell>
          <table:table-cell office:value-type="float" office:value="85772" calcext:value-type="float">
            <text:p>85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4712" calcext:value-type="float">
            <text:p>3054712</text:p>
          </table:table-cell>
          <table:table-cell office:value-type="float" office:value="432396" calcext:value-type="float">
            <text:p>432396</text:p>
          </table:table-cell>
          <table:table-cell office:value-type="float" office:value="4154024" calcext:value-type="float">
            <text:p>4154024</text:p>
          </table:table-cell>
          <table:table-cell office:value-type="float" office:value="131852" calcext:value-type="float">
            <text:p>131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92820" calcext:value-type="float">
            <text:p>3492820</text:p>
          </table:table-cell>
          <table:table-cell office:value-type="float" office:value="433688" calcext:value-type="float">
            <text:p>433688</text:p>
          </table:table-cell>
          <table:table-cell office:value-type="float" office:value="3907248" calcext:value-type="float">
            <text:p>3907248</text:p>
          </table:table-cell>
          <table:table-cell office:value-type="float" office:value="198280" calcext:value-type="float">
            <text:p>198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36520" calcext:value-type="float">
            <text:p>3236520</text:p>
          </table:table-cell>
          <table:table-cell office:value-type="float" office:value="434764" calcext:value-type="float">
            <text:p>434764</text:p>
          </table:table-cell>
          <table:table-cell office:value-type="float" office:value="3944632" calcext:value-type="float">
            <text:p>3944632</text:p>
          </table:table-cell>
          <table:table-cell office:value-type="float" office:value="184832" calcext:value-type="float">
            <text:p>184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28108" calcext:value-type="float">
            <text:p>3528108</text:p>
          </table:table-cell>
          <table:table-cell office:value-type="float" office:value="434916" calcext:value-type="float">
            <text:p>434916</text:p>
          </table:table-cell>
          <table:table-cell office:value-type="float" office:value="3750072" calcext:value-type="float">
            <text:p>3750072</text:p>
          </table:table-cell>
          <table:table-cell office:value-type="float" office:value="438528" calcext:value-type="float">
            <text:p>43852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 Used</text:p>
          </table:table-cell>
          <table:table-cell office:value-type="string" calcext:value-type="string">
            <text:p>Mem Buffered</text:p>
          </table:table-cell>
          <table:table-cell office:value-type="string" calcext:value-type="string">
            <text:p>Mem Cached</text:p>
          </table:table-cell>
          <table:table-cell office:value-type="string" calcext:value-type="string">
            <text:p>Swap Us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5344" calcext:value-type="float">
            <text:p>2125344</text:p>
          </table:table-cell>
          <table:table-cell office:value-type="float" office:value="376900" calcext:value-type="float">
            <text:p>376900</text:p>
          </table:table-cell>
          <table:table-cell office:value-type="float" office:value="4204312" calcext:value-type="float">
            <text:p>4204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6548" calcext:value-type="float">
            <text:p>2896548</text:p>
          </table:table-cell>
          <table:table-cell office:value-type="float" office:value="431692" calcext:value-type="float">
            <text:p>431692</text:p>
          </table:table-cell>
          <table:table-cell office:value-type="float" office:value="4445568" calcext:value-type="float">
            <text:p>4445568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4712" calcext:value-type="float">
            <text:p>3054712</text:p>
          </table:table-cell>
          <table:table-cell office:value-type="float" office:value="432396" calcext:value-type="float">
            <text:p>432396</text:p>
          </table:table-cell>
          <table:table-cell office:value-type="float" office:value="4154024" calcext:value-type="float">
            <text:p>4154024</text:p>
          </table:table-cell>
          <table:table-cell office:value-type="float" office:value="131852" calcext:value-type="float">
            <text:p>131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36520" calcext:value-type="float">
            <text:p>3236520</text:p>
          </table:table-cell>
          <table:table-cell office:value-type="float" office:value="434764" calcext:value-type="float">
            <text:p>434764</text:p>
          </table:table-cell>
          <table:table-cell office:value-type="float" office:value="3944632" calcext:value-type="float">
            <text:p>3944632</text:p>
          </table:table-cell>
          <table:table-cell office:value-type="float" office:value="184832" calcext:value-type="float">
            <text:p>184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28108" calcext:value-type="float">
            <text:p>3528108</text:p>
          </table:table-cell>
          <table:table-cell office:value-type="float" office:value="434916" calcext:value-type="float">
            <text:p>434916</text:p>
          </table:table-cell>
          <table:table-cell office:value-type="float" office:value="3750072" calcext:value-type="float">
            <text:p>3750072</text:p>
          </table:table-cell>
          <table:table-cell office:value-type="float" office:value="438528" calcext:value-type="float">
            <text:p>438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6:32:15.288698020</meta:creation-date>
    <dc:date>2020-03-10T17:11:18.374102847</dc:date>
    <meta:editing-duration>PT7M32S</meta:editing-duration>
    <meta:editing-cycles>1</meta:editing-cycles>
    <meta:document-statistic meta:table-count="1" meta:cell-count="7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75cm" svg:y="3.454cm" style:legend-expansion="high" chart:style-name="ch2"/>
        <chart:plot-area chart:style-name="ch3" table:cell-range-address="Sheet1.A12:Sheet1.E17" chart:data-source-has-labels="row" svg:x="1.331cm" svg:y="0.18cm" svg:width="11.424cm" svg:height="7.659cm">
          <chartooo:coordinate-region svg:x="2.878cm" svg:y="0.379cm" svg:width="9.69cm" svg:height="6.813cm"/>
          <chart:axis chart:dimension="x" chart:name="primary-x" chart:style-name="ch4">
            <chart:title svg:x="5.187cm" svg:y="8.019cm" chart:style-name="ch5">
              <text:p>Time(processes running)</text:p>
            </chart:title>
          </chart:axis>
          <chart:axis chart:dimension="y" chart:name="primary-y" chart:style-name="ch4">
            <chart:title svg:x="0.451cm" svg:y="4.648cm" chart:style-name="ch6">
              <text:p>Memory</text:p>
            </chart:title>
            <chart:grid chart:style-name="ch7" chart:class="major"/>
          </chart:axis>
          <chart:series chart:style-name="ch8" chart:values-cell-range-address="Sheet1.B13:Sheet1.B17" chart:label-cell-address="Sheet1.B12:Sheet1.B12" chart:class="chart:scatter">
            <chart:domain table:cell-range-address="Sheet1.A13:Sheet1.A17"/>
            <chart:data-point chart:repeated="5"/>
          </chart:series>
          <chart:series chart:style-name="ch9" chart:values-cell-range-address="Sheet1.C13:Sheet1.C17" chart:label-cell-address="Sheet1.C12:Sheet1.C12" chart:class="chart:scatter">
            <chart:data-point chart:repeated="5"/>
          </chart:series>
          <chart:series chart:style-name="ch10" chart:values-cell-range-address="Sheet1.D13:Sheet1.D17" chart:label-cell-address="Sheet1.D12:Sheet1.D12" chart:class="chart:scatter">
            <chart:data-point chart:repeated="5"/>
          </chart:series>
          <chart:series chart:style-name="ch11" chart:values-cell-range-address="Sheet1.E13:Sheet1.E17" chart:label-cell-address="Sheet1.E12:Sheet1.E1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 Used</text:p>
                <draw:g>
                  <svg:desc>Sheet1.B12:Sheet1.B12</svg:desc>
                </draw:g>
              </table:table-cell>
              <table:table-cell office:value-type="string">
                <text:p>Mem Buffered</text:p>
                <draw:g>
                  <svg:desc>Sheet1.C12:Sheet1.C12</svg:desc>
                </draw:g>
              </table:table-cell>
              <table:table-cell office:value-type="string">
                <text:p>Mem Cached</text:p>
                <draw:g>
                  <svg:desc>Sheet1.D12:Sheet1.D12</svg:desc>
                </draw:g>
              </table:table-cell>
              <table:table-cell office:value-type="string">
                <text:p>Swap Used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3:Sheet1.A17</svg:desc>
                </draw:g>
              </table:table-cell>
              <table:table-cell office:value-type="float" office:value="2125344">
                <text:p>2125344</text:p>
                <draw:g>
                  <svg:desc>Sheet1.B13:Sheet1.B17</svg:desc>
                </draw:g>
              </table:table-cell>
              <table:table-cell office:value-type="float" office:value="376900">
                <text:p>376900</text:p>
                <draw:g>
                  <svg:desc>Sheet1.C13:Sheet1.C17</svg:desc>
                </draw:g>
              </table:table-cell>
              <table:table-cell office:value-type="float" office:value="4204312">
                <text:p>4204312</text:p>
                <draw:g>
                  <svg:desc>Sheet1.D13:Sheet1.D17</svg:desc>
                </draw:g>
              </table:table-cell>
              <table:table-cell office:value-type="float" office:value="0">
                <text:p>0</text:p>
                <draw:g>
                  <svg:desc>Sheet1.E13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896548">
                <text:p>2896548</text:p>
              </table:table-cell>
              <table:table-cell office:value-type="float" office:value="431692">
                <text:p>431692</text:p>
              </table:table-cell>
              <table:table-cell office:value-type="float" office:value="4445568">
                <text:p>4445568</text:p>
              </table:table-cell>
              <table:table-cell office:value-type="float" office:value="62988">
                <text:p>62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054712">
                <text:p>3054712</text:p>
              </table:table-cell>
              <table:table-cell office:value-type="float" office:value="432396">
                <text:p>432396</text:p>
              </table:table-cell>
              <table:table-cell office:value-type="float" office:value="4154024">
                <text:p>4154024</text:p>
              </table:table-cell>
              <table:table-cell office:value-type="float" office:value="131852">
                <text:p>131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236520">
                <text:p>3236520</text:p>
              </table:table-cell>
              <table:table-cell office:value-type="float" office:value="434764">
                <text:p>434764</text:p>
              </table:table-cell>
              <table:table-cell office:value-type="float" office:value="3944632">
                <text:p>3944632</text:p>
              </table:table-cell>
              <table:table-cell office:value-type="float" office:value="184832">
                <text:p>184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528108">
                <text:p>3528108</text:p>
              </table:table-cell>
              <table:table-cell office:value-type="float" office:value="434916">
                <text:p>434916</text:p>
              </table:table-cell>
              <table:table-cell office:value-type="float" office:value="3750072">
                <text:p>3750072</text:p>
              </table:table-cell>
              <table:table-cell office:value-type="float" office:value="438528">
                <text:p>438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